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387cm"/>
    </style:style>
    <style:style style:name="infos.B" style:family="table-column">
      <style:table-column-properties style:column-width="9.604cm"/>
    </style:style>
    <style:style style:name="infos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793cm" style:rel-column-width="39291*"/>
    </style:style>
    <style:style style:name="title.B" style:family="table-column">
      <style:table-column-properties style:column-width="3.706cm" style:rel-column-width="13490*"/>
    </style:style>
    <style:style style:name="title.C" style:family="table-column">
      <style:table-column-properties style:column-width="3.503cm" style:rel-column-width="12754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signature" style:family="table">
      <style:table-properties style:width="12.411cm" table:align="right" style:may-break-between-rows="false"/>
    </style:style>
    <style:style style:name="signature.A" style:family="table-column">
      <style:table-column-properties style:column-width="6.391cm"/>
    </style:style>
    <style:style style:name="signature.B" style:family="table-column">
      <style:table-column-properties style:column-width="6.02cm"/>
    </style:style>
    <style:style style:name="signature.1" style:family="table-row">
      <style:table-row-properties style:min-row-height="3cm"/>
    </style:style>
    <style:style style:name="signature.A1" style:family="table-cell">
      <style:table-cell-properties style:vertical-align="middle" fo:padding="0.097cm" fo:border="none"/>
    </style:style>
    <style:style style:name="signature.B1" style:family="table-cell">
      <style:table-cell-properties fo:padding="0.097cm" fo:border="0.05pt solid #21409a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/>
    </style:style>
    <style:style style:name="parcels.A" style:family="table-column">
      <style:table-column-properties style:column-width="1.402cm" style:rel-column-width="5104*"/>
    </style:style>
    <style:style style:name="parcels.B" style:family="table-column">
      <style:table-column-properties style:column-width="5.798cm" style:rel-column-width="21106*"/>
    </style:style>
    <style:style style:name="parcels.C" style:family="table-column">
      <style:table-column-properties style:column-width="2.087cm" style:rel-column-width="7596*"/>
    </style:style>
    <style:style style:name="parcels.D" style:family="table-column">
      <style:table-column-properties style:column-width="4.921cm" style:rel-column-width="17915*"/>
    </style:style>
    <style:style style:name="parcels.E" style:family="table-column">
      <style:table-column-properties style:column-width="3.794cm" style:rel-column-width="13814*"/>
    </style:style>
    <style:style style:name="parcels.A1" style:family="table-cell">
      <style:table-cell-properties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parcels.E1" style:family="table-cell">
      <style:table-cell-properties fo:background-color="#eeeeee" fo:padding="0.097cm" fo:border="0.05pt solid #808080">
        <style:background-image/>
      </style:table-cell-properties>
    </style:style>
    <style:style style:name="parcels.A2" style:family="table-cell">
      <style:table-cell-properties fo:padding="0.097cm" fo:border-left="0.05pt solid #808080" fo:border-right="none" fo:border-top="none" fo:border-bottom="0.05pt solid #808080"/>
    </style:style>
    <style:style style:name="parcels.B2" style:family="table-cell">
      <style:table-cell-properties fo:padding="0.097cm" fo:border-left="0.05pt solid #808080" fo:border-right="none" fo:border-top="none" fo:border-bottom="0.05pt solid #808080"/>
    </style:style>
    <style:style style:name="parcels.C2" style:family="table-cell">
      <style:table-cell-properties fo:padding="0.097cm" fo:border-left="0.05pt solid #808080" fo:border-right="none" fo:border-top="none" fo:border-bottom="0.05pt solid #808080"/>
    </style:style>
    <style:style style:name="parcels.D2" style:family="table-cell">
      <style:table-cell-properties fo:padding="0.097cm" fo:border-left="0.05pt solid #808080" fo:border-right="none" fo:border-top="none" fo:border-bottom="0.05pt solid #808080"/>
    </style:style>
    <style:style style:name="parcels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000000" style:font-name="Lato1" fo:font-size="10pt" fo:font-weight="normal" officeooo:rsid="013be5df" officeooo:paragraph-rsid="0140a20e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Lato1" fo:font-size="10pt" fo:font-weight="normal" officeooo:rsid="00bcc573" officeooo:paragraph-rsid="0140a20e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Lato1" fo:font-size="10pt" fo:font-weight="normal" officeooo:rsid="01fd9d86" officeooo:paragraph-rsid="01797a5a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Lato1" fo:font-size="10pt" fo:font-weight="bold" officeooo:rsid="01bdeb22" officeooo:paragraph-rsid="016c482e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Lato" fo:font-size="10pt" fo:font-style="normal" fo:font-weight="normal" officeooo:rsid="016bf9f0" officeooo:paragraph-rsid="015ea4b3" style:font-size-asian="10pt" style:font-style-asian="normal" style:font-weight-asian="normal" style:font-size-complex="10pt" style:font-weight-complex="bold"/>
    </style:style>
    <style:style style:name="P16" style:family="paragraph" style:parent-style-name="Standard">
      <style:text-properties officeooo:paragraph-rsid="0152171b"/>
    </style:style>
    <style:style style:name="P17" style:family="paragraph" style:parent-style-name="Standard">
      <style:paragraph-properties fo:text-align="center" style:justify-single-word="false"/>
      <style:text-properties officeooo:paragraph-rsid="0104ab43"/>
    </style:style>
    <style:style style:name="P18" style:family="paragraph" style:parent-style-name="Standard">
      <style:paragraph-properties fo:text-align="start" style:justify-single-word="false"/>
      <style:text-properties fo:color="#21409a" style:font-name="Lato1" fo:font-size="13pt" fo:font-weight="bold" officeooo:rsid="00930d52" officeooo:paragraph-rsid="0140a20e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Lato1" fo:font-size="13pt" fo:font-weight="bold" officeooo:rsid="013aec4c" officeooo:paragraph-rsid="0140a20e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rsid="009f598c" officeooo:paragraph-rsid="0104ab43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618ffe"/>
    </style:style>
    <style:style style:name="P23" style:family="paragraph" style:parent-style-name="Standard">
      <style:paragraph-properties fo:text-align="start" style:justify-single-word="false"/>
      <style:text-properties officeooo:paragraph-rsid="01618ffe"/>
    </style:style>
    <style:style style:name="P24" style:family="paragraph" style:parent-style-name="Standard">
      <style:paragraph-properties fo:text-align="center" style:justify-single-word="false"/>
      <style:text-properties style:font-name="Lato" fo:font-size="10pt" fo:font-style="normal" fo:font-weight="normal" officeooo:paragraph-rsid="0104ab43" style:font-size-asian="10pt" style:font-style-asian="normal" style:font-weight-asian="normal"/>
    </style:style>
    <style:style style:name="P25" style:family="paragraph" style:parent-style-name="Standard">
      <style:paragraph-properties fo:text-align="end" style:justify-single-word="false"/>
      <style:text-properties officeooo:paragraph-rsid="01618ffe"/>
    </style:style>
    <style:style style:name="P26" style:family="paragraph" style:parent-style-name="Standard">
      <style:text-properties officeooo:paragraph-rsid="014cda28"/>
    </style:style>
    <style:style style:name="P27" style:family="paragraph" style:parent-style-name="Standard">
      <style:text-properties officeooo:paragraph-rsid="01618ffe"/>
    </style:style>
    <style:style style:name="P28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P31" style:family="paragraph" style:parent-style-name="Table_20_Contents">
      <style:text-properties style:font-name="Lato1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ato1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1" fo:font-size="9pt" officeooo:rsid="0099d84f" officeooo:paragraph-rsid="0099d84f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ato1" fo:font-size="9pt" officeooo:rsid="0097132b" officeooo:paragraph-rsid="0097132b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ato1" fo:font-size="9pt" officeooo:rsid="009eaa00" officeooo:paragraph-rsid="009eaa0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1" fo:font-size="9pt" officeooo:rsid="009b575f" officeooo:paragraph-rsid="009b575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1" fo:font-size="9pt" officeooo:rsid="00efb57a" officeooo:paragraph-rsid="00efb57a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1" fo:font-size="9pt" officeooo:rsid="00f089b6" officeooo:paragraph-rsid="00f089b6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1" fo:font-size="9pt" officeooo:rsid="01274deb" officeooo:paragraph-rsid="01274deb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1" fo:font-size="9pt" officeooo:rsid="012938c8" officeooo:paragraph-rsid="012938c8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1" fo:font-size="9pt" officeooo:rsid="012acefc" officeooo:paragraph-rsid="012acef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1" fo:font-size="9pt" officeooo:rsid="012c997c" officeooo:paragraph-rsid="012c99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1" fo:font-size="9pt" officeooo:rsid="012dcde5" officeooo:paragraph-rsid="012dcde5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Lato1" fo:font-size="9pt" fo:font-weight="normal" officeooo:rsid="00dad721" officeooo:paragraph-rsid="0160c8a8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Lato1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style:font-name="Lato1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Lato1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Lato1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Lato1" fo:font-size="11pt" fo:font-weight="bold" officeooo:rsid="0126c26c" officeooo:paragraph-rsid="0126c26c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ato1" fo:font-size="11pt" fo:font-weight="bold" officeooo:rsid="011b3e5e" officeooo:paragraph-rsid="011b3e5e" style:font-size-asian="9.60000038146973pt" style:font-weight-asian="bold" style:font-size-complex="11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ato1" fo:font-weight="bold" officeooo:rsid="0155b80c" officeooo:paragraph-rsid="0155b80c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officeooo:paragraph-rsid="0104ab43"/>
    </style:style>
    <style:style style:name="P55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56" style:family="paragraph" style:parent-style-name="Table_20_Heading">
      <style:paragraph-properties fo:text-align="center" style:justify-single-word="false"/>
      <style:text-properties style:font-name="Lato1" fo:font-size="11pt" officeooo:rsid="00930d52" officeooo:paragraph-rsid="00930d52" style:font-size-asian="11pt" style:font-size-complex="11pt"/>
    </style:style>
    <style:style style:name="P57" style:family="paragraph" style:parent-style-name="Table_20_Heading">
      <style:paragraph-properties fo:text-align="center" style:justify-single-word="false"/>
      <style:text-properties style:font-name="Lato1" fo:font-size="11pt" officeooo:rsid="00943efe" officeooo:paragraph-rsid="00943efe" style:font-size-asian="11pt" style:font-size-complex="11pt"/>
    </style:style>
    <style:style style:name="P58" style:family="paragraph" style:parent-style-name="Table_20_Heading">
      <style:paragraph-properties fo:text-align="center" style:justify-single-word="false"/>
      <style:text-properties style:font-name="Lato1" fo:font-size="11pt" officeooo:rsid="00f089b6" officeooo:paragraph-rsid="00f089b6" style:font-size-asian="11pt" style:font-size-complex="11pt"/>
    </style:style>
    <style:style style:name="P59" style:family="paragraph" style:parent-style-name="Table_20_Heading">
      <style:text-properties style:font-name="Lato1" officeooo:rsid="0157ccff" officeooo:paragraph-rsid="0157ccff"/>
    </style:style>
    <style:style style:name="T1" style:family="text">
      <style:text-properties officeooo:rsid="0102c83e"/>
    </style:style>
    <style:style style:name="T2" style:family="text">
      <style:text-properties officeooo:rsid="00eb061b"/>
    </style:style>
    <style:style style:name="T3" style:family="text">
      <style:text-properties officeooo:rsid="00943efe"/>
    </style:style>
    <style:style style:name="T4" style:family="text">
      <style:text-properties fo:color="#000000" style:font-name="Lato" fo:font-size="11pt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color="#000000" style:font-name="Lato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6" style:family="text">
      <style:text-properties fo:color="#808080" style:font-name="Lato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7" style:family="text">
      <style:text-properties fo:color="#808080" style:font-name="Lato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8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9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10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11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12" style:family="text">
      <style:text-properties style:font-name="Lato" fo:font-style="normal" fo:font-weight="normal" style:font-size-asian="10pt" style:font-style-asian="normal" style:font-weight-asian="normal"/>
    </style:style>
    <style:style style:name="T13" style:family="text">
      <style:text-properties style:font-name="Lato" fo:font-style="normal" fo:font-weight="normal" officeooo:rsid="016bf9f0" style:font-size-asian="10pt" style:font-style-asian="normal" style:font-weight-asian="normal"/>
    </style:style>
    <style:style style:name="T14" style:family="text">
      <style:text-properties officeooo:rsid="0157ccff"/>
    </style:style>
    <style:style style:name="T15" style:family="text">
      <style:text-properties style:font-name="Lato1" fo:font-size="11pt" fo:font-weight="bold" officeooo:rsid="016a4bf1" style:font-size-asian="9.60000038146973pt" style:font-weight-asian="bold" style:font-size-complex="11pt" style:font-weight-complex="bold"/>
    </style:style>
    <style:style style:name="T16" style:family="text">
      <style:text-properties style:font-name="Lato1" fo:font-size="11pt" fo:font-weight="bold" officeooo:rsid="016ae55c" style:font-size-asian="9.60000038146973pt" style:font-weight-asian="bold" style:font-size-complex="11pt" style:font-weight-complex="bold"/>
    </style:style>
    <style:style style:name="T17" style:family="text">
      <style:text-properties style:font-name="Lato1" fo:font-size="11pt" fo:font-weight="bold" officeooo:rsid="016aea2e" style:font-size-asian="9.60000038146973pt" style:font-weight-asian="bold" style:font-size-complex="11pt" style:font-weight-complex="bold"/>
    </style:style>
    <style:style style:name="T18" style:family="text">
      <style:text-properties officeooo:rsid="01798aa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50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infos.A1" table:number-rows-spanned="5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6">[RECEIVER_ADDRESS]</text:p>
          </table:table-cell>
        </table:table-row>
        <table:table-row>
          <table:table-cell table:style-name="infos.A1" office:value-type="string">
            <text:p text:style-name="P49">[COMPANY_PHONE]</text:p>
          </table:table-cell>
          <table:covered-table-cell/>
        </table:table-row>
        <table:table-row>
          <table:table-cell table:style-name="infos.A1" office:value-type="string">
            <text:p text:style-name="P47">[COMPANY_EMAIL]</text:p>
          </table:table-cell>
          <table:covered-table-cell/>
        </table:table-row>
        <table:table-row>
          <table:table-cell table:style-name="infos.A1" office:value-type="string">
            <text:p text:style-name="P48">[COMPANY_WEBSITE]</text:p>
          </table:table-cell>
          <table:covered-table-cell/>
        </table:table-row>
        <table:table-row>
          <table:table-cell table:style-name="infos.A1" office:value-type="string">
            <text:p text:style-name="P31"/>
          </table:table-cell>
          <table:covered-table-cell/>
        </table:table-row>
      </table:table>
      <text:p text:style-name="P26"/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P18"><text:span text:style-name="T1">[TITLE] - </text:span><text:s/><text:span text:style-name="T2">[INITIAL_NUMBER]</text:span></text:p>
          </table:table-cell>
          <table:table-cell table:style-name="title.A1" office:value-type="string">
            <text:section text:style-name="Sect1" text:name="section-aborted">
              <text:p text:style-name="P19">[ABORTED]</text:p>
            </text:section>
            <text:p text:style-name="P18"/>
          </table:table-cell>
          <table:table-cell table:style-name="title.A1" office:value-type="string">
            <text:p text:style-name="P11">[DATE]</text:p>
          </table:table-cell>
        </table:table-row>
      </table:table>
      <text:p text:style-name="P12"/>
      <text:section text:style-name="Sect1" text:name="section-description">
        <text:p text:style-name="P13">[DESCRIPTION]</text:p>
        <text:p text:style-name="P13"/>
      </text:section>
      <text:p text:style-name="P1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56">Code</text:p>
            </table:table-cell>
            <table:table-cell table:style-name="items.A1" office:value-type="string">
              <text:p text:style-name="P56">Désignation</text:p>
            </table:table-cell>
            <table:table-cell table:style-name="items.A1" office:value-type="string">
              <text:p text:style-name="P55">Qté</text:p>
            </table:table-cell>
            <table:table-cell table:style-name="items.A1" office:value-type="string">
              <text:p text:style-name="P57">PU HT</text:p>
            </table:table-cell>
            <table:table-cell table:style-name="items.A1" office:value-type="string">
              <text:p text:style-name="P57">Remise <text:span text:style-name="T18">(%)</text:span></text:p>
            </table:table-cell>
            <table:table-cell table:style-name="items.A1" office:value-type="string">
              <text:p text:style-name="P57">Montant</text:p>
              <text:p text:style-name="P57">HT</text:p>
            </table:table-cell>
            <table:table-cell table:style-name="items.A1" office:value-type="string">
              <text:p text:style-name="P55"><text:span text:style-name="T3">Montant</text:span> <text:span text:style-name="T3">TVA</text:span></text:p>
            </table:table-cell>
            <table:table-cell table:style-name="items.A1" office:value-type="string">
              <text:p text:style-name="P57">Taux</text:p>
              <text:p text:style-name="P57">TVA</text:p>
            </table:table-cell>
            <table:table-cell table:style-name="items.I1" office:value-type="string">
              <text:p text:style-name="P58">Montant</text:p>
              <text:p text:style-name="P58">TTC</text:p>
            </table:table-cell>
          </table:table-row>
        </table:table-header-rows>
        <table:table-row>
          <table:table-cell table:style-name="items.A2" office:value-type="string">
            <text:p text:style-name="P36">[CODE]</text:p>
          </table:table-cell>
          <table:table-cell table:style-name="items.B2" office:value-type="string">
            <text:p text:style-name="P33">[VARIANT]</text:p>
          </table:table-cell>
          <table:table-cell table:style-name="items.C2" office:value-type="string">
            <text:p text:style-name="P33">[QUANTITY]</text:p>
          </table:table-cell>
          <table:table-cell table:style-name="items.D2" office:value-type="string">
            <text:p text:style-name="P35">[UNIT_PRETAX_AMOUNT]</text:p>
          </table:table-cell>
          <table:table-cell table:style-name="items.E2" office:value-type="string">
            <text:p text:style-name="P37">[DISCOUNT]</text:p>
          </table:table-cell>
          <table:table-cell table:style-name="items.F2" office:value-type="string">
            <text:p text:style-name="P34">[PRETAX_AMOUNT]</text:p>
          </table:table-cell>
          <table:table-cell table:style-name="items.G2" office:value-type="string">
            <text:p text:style-name="P39">[VAT_AMOUNT]</text:p>
          </table:table-cell>
          <table:table-cell table:style-name="items.H2" office:value-type="string">
            <text:p text:style-name="P38">[VAT_RATE]</text:p>
          </table:table-cell>
          <table:table-cell table:style-name="items.I2" office:value-type="string">
            <text:p text:style-name="P40">[AMOUNT]</text:p>
          </table:table-cell>
        </table:table-row>
      </table:table>
      <text:p text:style-name="P20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section text:style-name="Sect1" text:name="section-conditions">
              <text:p text:style-name="P14"><text:span text:style-name="T12">Ce devis et ses conditions générales sont valables jusqu’au </text:span><text:span text:style-name="T13">[EXPIRED_AT]</text:span></text:p>
            </text:section>
            <text:p text:style-name="P15"/>
          </table:table-cell>
          <table:table-cell table:style-name="totals.B1" office:value-type="string">
            <text:p text:style-name="P22"><text:s/><text:span text:style-name="T11">Total HT</text:span></text:p>
          </table:table-cell>
          <table:table-cell table:style-name="totals.C1" office:value-type="string">
            <text:p text:style-name="P25"><text:s/><text:span text:style-name="T15">[TOTAL_PRETAX]</text:span><text:span text:style-name="T5"> </text:span><text:span text:style-name="T6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8">Total TV</text:span><text:span text:style-name="T9">A</text:span></text:p>
          </table:table-cell>
          <table:table-cell table:style-name="totals.C2" office:value-type="string">
            <text:p text:style-name="P25"><text:s/><text:span text:style-name="T16">[TOTAL_VAT]</text:span><text:span text:style-name="T4"> </text:span><text:span text:style-name="T7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10">Total TTC</text:span></text:p>
          </table:table-cell>
          <table:table-cell table:style-name="totals.C3" office:value-type="string">
            <text:p text:style-name="P25"><text:s/><text:span text:style-name="T17">[TOTAL]</text:span><text:span text:style-name="T4"> </text:span><text:span text:style-name="T7">€</text:span></text:p>
          </table:table-cell>
        </table:table-row>
      </table:table>
      <text:p text:style-name="P27"/>
      <text:section text:style-name="Sect1" text:name="Section-signature">
        <table:table table:name="signature" table:style-name="signature">
          <table:table-column table:style-name="signature.A"/>
          <table:table-column table:style-name="signature.B"/>
          <table:table-row table:style-name="signature.1">
            <table:table-cell table:style-name="signature.A1" office:value-type="string">
              <text:p text:style-name="P24"/>
              <text:p text:style-name="P24">Veuillez apposer la mention</text:p>
              <text:p text:style-name="P24">« Bon pour accord », dater</text:p>
              <text:p text:style-name="P24">et signer.</text:p>
              <text:p text:style-name="P17"/>
            </table:table-cell>
            <table:table-cell table:style-name="signature.B1" office:value-type="string">
              <text:p text:style-name="P54"/>
            </table:table-cell>
          </table:table-row>
        </table:table>
        <text:p text:style-name="P21"/>
      </text:section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53">Col<text:span text:style-name="T14">is</text:span></text:p>
            </table:table-cell>
          </table:table-row>
        </table:table>
        <text:p text:style-name="P20"/>
        <table:table table:name="parcels" table:style-name="parcels">
          <table:table-column table:style-name="parcels.A"/>
          <table:table-column table:style-name="parcels.B"/>
          <table:table-column table:style-name="parcels.C"/>
          <table:table-column table:style-name="parcels.D"/>
          <table:table-column table:style-name="parcels.E"/>
          <table:table-header-rows>
            <table:table-row>
              <table:table-cell table:style-name="parcels.A1" office:value-type="string">
                <text:p text:style-name="P59">Code</text:p>
              </table:table-cell>
              <table:table-cell table:style-name="parcels.A1" office:value-type="string">
                <text:p text:style-name="P56">Désignation</text:p>
              </table:table-cell>
              <table:table-cell table:style-name="parcels.A1" office:value-type="string">
                <text:p text:style-name="P55">Qté</text:p>
              </table:table-cell>
              <table:table-cell table:style-name="parcels.A1" office:value-type="string">
                <text:p text:style-name="P51">Numéro du colis</text:p>
              </table:table-cell>
              <table:table-cell table:style-name="parcels.E1" office:value-type="string">
                <text:p text:style-name="P52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41">[PARCEL_CODE]</text:p>
            </table:table-cell>
            <table:table-cell table:style-name="parcels.B2" office:value-type="string">
              <text:p text:style-name="P42">[PARCEL_VARIANT]</text:p>
            </table:table-cell>
            <table:table-cell table:style-name="parcels.C2" office:value-type="string">
              <text:p text:style-name="P43">[PARCEL_QUANTITY]</text:p>
            </table:table-cell>
            <table:table-cell table:style-name="parcels.D2" office:value-type="string">
              <text:p text:style-name="P44">[PARCEL_NUMBER]</text:p>
            </table:table-cell>
            <table:table-cell table:style-name="parcels.E2" office:value-type="string">
              <text:p text:style-name="P45">[PLANNED_AT]</text:p>
            </table:table-cell>
          </table:table-row>
        </table:table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1" svg:font-family="Lato" style:font-pitch="variable"/>
    <style:font-face style:name="Lato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1cm" style:rel-column-width="12417*"/>
    </style:style>
    <style:style style:name="footer.B" style:family="table-column">
      <style:table-column-properties style:column-width="1.088cm" style:rel-column-width="3964*"/>
    </style:style>
    <style:style style:name="footer.C" style:family="table-column">
      <style:table-column-properties style:column-width="4.5cm" style:rel-column-width="16382*"/>
    </style:style>
    <style:style style:name="footer.D" style:family="table-column">
      <style:table-column-properties style:column-width="6.996cm" style:rel-column-width="25464*"/>
    </style:style>
    <style:style style:name="footer.E" style:family="table-column">
      <style:table-column-properties style:column-width="2.007cm" style:rel-column-width="7308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152171b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Lato1" fo:font-size="8pt" officeooo:rsid="01315fd2" officeooo:paragraph-rsid="0152171b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1" fo:font-size="8pt" officeooo:rsid="00c639d3" officeooo:paragraph-rsid="0152171b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1" fo:font-size="9pt" fo:font-weight="bold" officeooo:rsid="01c89d5e" officeooo:paragraph-rsid="0152171b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bdeb22" officeooo:paragraph-rsid="0152171b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bfe049" officeooo:paragraph-rsid="0152171b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1" fo:font-size="9pt" fo:font-weight="bold" officeooo:rsid="01588342" officeooo:paragraph-rsid="01588342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1" fo:font-size="9pt" fo:font-weight="normal" officeooo:rsid="015bd2b4" officeooo:paragraph-rsid="015bd2b4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1" fo:font-size="9pt" fo:font-weight="bold" officeooo:paragraph-rsid="0152171b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bold" officeooo:rsid="01bdeb22" officeooo:paragraph-rsid="0152171b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1" fo:font-size="9pt" fo:font-style="normal" fo:font-weight="normal" officeooo:rsid="01bfe049" officeooo:paragraph-rsid="0152171b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Standard">
      <style:text-properties officeooo:paragraph-rsid="0152171b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3" office:value-type="string">
              <text:p text:style-name="MP3">[FOOTER]</text:p>
            </table:table-cell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5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2" office:value-type="string">
              <text:p text:style-name="MP8">[ACCOUNT_HOLDER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2" office:value-type="string">
              <text:p text:style-name="MP10">[BANK_NAME]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 :</text:p>
            </table:table-cell>
            <table:table-cell table:style-name="footer.A3" table:number-columns-spanned="2" office:value-type="string">
              <text:p text:style-name="MP13">[BANK_IDENTIFIER_CODE]</text:p>
            </table:table-cell>
            <table:covered-table-cell/>
          </table:table-row>
          <table:table-row>
            <table:table-cell table:style-name="footer.A2" table:number-columns-spanned="2" office:value-type="string">
              <text:p text:style-name="MP11"/>
            </table:table-cell>
            <table:covered-table-cell/>
            <table:table-cell table:style-name="footer.A2" office:value-type="string">
              <text:p text:style-name="MP12">IBAN :</text:p>
            </table:table-cell>
            <table:table-cell table:style-name="footer.A2" table:number-columns-spanned="2" office:value-type="string">
              <text:p text:style-name="MP13">[IBAN]</text:p>
            </table:table-cell>
            <table:covered-table-cell/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20-09-30T17:22:29.429827498</dc:date>
    <meta:editing-duration>PT20H7M5S</meta:editing-duration>
    <meta:editing-cycles>336</meta:editing-cycles>
    <meta:document-statistic meta:table-count="8" meta:image-count="1" meta:object-count="0" meta:page-count="2" meta:paragraph-count="63" meta:word-count="102" meta:character-count="776" meta:non-whitespace-character-count="729"/>
  </office:meta>
</office:document-meta>
</file>